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paragraph-properties fo:line-height="200%"/>
    </style:style>
    <style:style style:name="P4" style:family="paragraph" style:parent-style-name="Standard" style:master-page-name="Standard">
      <style:paragraph-properties fo:text-align="center" style:justify-single-word="false" style:page-number="auto"/>
      <style:text-properties fo:font-weight="bold"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A study in </text:p>
      <text:p text:style-name="P1">The Thermal Characterization of Construction Aggregates</text:p>
      <text:p text:style-name="P1"/>
      <text:p text:style-name="P1">By: C. James Kelly</text:p>
      <text:p text:style-name="P1"/>
      <text:p text:style-name="P2">Prospectus</text:p>
      <text:p text:style-name="P2"/>
      <text:p text:style-name="P3"><text:tab/>Construction aggregtes are commonly used in civil engineering solutions to control erosion and thermally buffer strowmwater from cold water streams. Current assumptions do not quantitatively consider cobble size, material, geometry or flow rates in the thermal sink capacity of a bulk mass of construction aggregate.</text:p>
      <text:p text:style-name="P3"><text:tab/>An experiment is to be designed that will simulate a thermally charged point source stormwater discharge. Then, the effects on flow temperture due to thermal sinking of an aggregate placed in the flow will be measured and modelled. The experiment will use a gravitationally charged flow with respect to the aggregate and temperture differences across the vessel will be measured. Flow rate will be adjustable, and the flow will be initially heated to provide a thermal potential. </text:p>
      <text:p text:style-name="P3"><text:tab/>The overriding reserch objective is to be able to characterize a particular aggregate with a single parameter or function that stands to completely describe its ability to thermally buffer an induced flow. Additionally, engineering recommendtions based on this data will be stated so that aggregate types and placement can be used to achieve specific performance go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Experimental Study of Stored Ion Dynamics</dc:title>
    <meta:initial-creator> </meta:initial-creator>
    <meta:creation-date>2005-10-03T10:39:00</meta:creation-date>
    <dc:date>2008-11-12T13:17:28</dc:date>
    <meta:editing-cycles>3</meta:editing-cycles>
    <meta:editing-duration>PT29M0S</meta:editing-duration>
    <meta:user-defined meta:name="Info 1"/>
    <meta:user-defined meta:name="Info 2"/>
    <meta:user-defined meta:name="Info 3"/>
    <meta:user-defined meta:name="Info 4"/>
    <meta:document-statistic meta:table-count="0" meta:image-count="0" meta:object-count="0" meta:page-count="1" meta:paragraph-count="7" meta:word-count="192" meta:character-count="1264"/>
  </office:meta>
</office:document-meta>
</file>